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151.4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138.19pt"/>
    </style:style>
    <style:style style:name="co5" style:family="table-column">
      <style:table-column-properties fo:break-before="auto" style:column-width="104.14pt"/>
    </style:style>
    <style:style style:name="co6" style:family="table-column">
      <style:table-column-properties fo:break-before="auto" style:column-width="172.94pt"/>
    </style:style>
    <style:style style:name="co7" style:family="table-column">
      <style:table-column-properties fo:break-before="auto" style:column-width="81.95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77.1pt"/>
    </style:style>
    <style:style style:name="co11" style:family="table-column">
      <style:table-column-properties fo:break-before="auto" style:column-width="148.59pt"/>
    </style:style>
    <style:style style:name="co12" style:family="table-column">
      <style:table-column-properties fo:break-before="auto" style:column-width="109.76pt"/>
    </style:style>
    <style:style style:name="co13" style:family="table-column">
      <style:table-column-properties fo:break-before="auto" style:column-width="112.51pt"/>
    </style:style>
    <style:style style:name="co14" style:family="table-column">
      <style:table-column-properties fo:break-before="auto" style:column-width="93.06pt"/>
    </style:style>
    <style:style style:name="co15" style:family="table-column">
      <style:table-column-properties fo:break-before="auto" style:column-width="181.3pt"/>
    </style:style>
    <style:style style:name="co16" style:family="table-column">
      <style:table-column-properties fo:break-before="auto" style:column-width="86.09pt"/>
    </style:style>
    <style:style style:name="co17" style:family="table-column">
      <style:table-column-properties fo:break-before="auto" style:column-width="132.66pt"/>
    </style:style>
    <style:style style:name="co18" style:family="table-column">
      <style:table-column-properties fo:break-before="auto" style:column-width="102.81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15.31pt"/>
    </style:style>
    <style:style style:name="co21" style:family="table-column">
      <style:table-column-properties fo:break-before="auto" style:column-width="180.54pt"/>
    </style:style>
    <style:style style:name="co22" style:family="table-column">
      <style:table-column-properties fo:break-before="auto" style:column-width="94.45pt"/>
    </style:style>
    <style:style style:name="co23" style:family="table-column">
      <style:table-column-properties fo:break-before="auto" style:column-width="79.14pt"/>
    </style:style>
    <style:style style:name="co24" style:family="table-column">
      <style:table-column-properties fo:break-before="auto" style:column-width="156.95pt"/>
    </style:style>
    <style:style style:name="co25" style:family="table-column">
      <style:table-column-properties fo:break-before="auto" style:column-width="105.56pt"/>
    </style:style>
    <style:style style:name="co26" style:family="table-column">
      <style:table-column-properties fo:break-before="auto" style:column-width="125.69pt"/>
    </style:style>
    <style:style style:name="co27" style:family="table-column">
      <style:table-column-properties fo:break-before="auto" style:column-width="188.19pt"/>
    </style:style>
    <style:style style:name="co28" style:family="table-column">
      <style:table-column-properties fo:break-before="auto" style:column-width="76.39pt"/>
    </style:style>
    <style:style style:name="co29" style:family="table-column">
      <style:table-column-properties fo:break-before="auto" style:column-width="129.91pt"/>
    </style:style>
    <style:style style:name="co30" style:family="table-column">
      <style:table-column-properties fo:break-before="auto" style:column-width="97.94pt"/>
    </style:style>
    <style:style style:name="co31" style:family="table-column">
      <style:table-column-properties fo:break-before="auto" style:column-width="135.44pt"/>
    </style:style>
    <style:style style:name="co32" style:family="table-column">
      <style:table-column-properties fo:break-before="auto" style:column-width="90.31pt"/>
    </style:style>
    <style:style style:name="co33" style:family="table-column">
      <style:table-column-properties fo:break-before="auto" style:column-width="167.41pt"/>
    </style:style>
    <style:style style:name="co34" style:family="table-column">
      <style:table-column-properties fo:break-before="auto" style:column-width="79.91pt"/>
    </style:style>
    <style:style style:name="co35" style:family="table-column">
      <style:table-column-properties fo:break-before="auto" style:column-width="99.35pt"/>
    </style:style>
    <style:style style:name="co36" style:family="table-column">
      <style:table-column-properties fo:break-before="auto" style:column-width="131.95pt"/>
    </style:style>
    <style:style style:name="co37" style:family="table-column">
      <style:table-column-properties fo:break-before="auto" style:column-width="110.44pt"/>
    </style:style>
    <style:style style:name="co38" style:family="table-column">
      <style:table-column-properties fo:break-before="auto" style:column-width="164.61pt"/>
    </style:style>
    <style:style style:name="co39" style:family="table-column">
      <style:table-column-properties fo:break-before="auto" style:column-width="85.44pt"/>
    </style:style>
    <style:style style:name="co40" style:family="table-column">
      <style:table-column-properties fo:break-before="auto" style:column-width="107.66pt"/>
    </style:style>
    <style:style style:name="co41" style:family="table-column">
      <style:table-column-properties fo:break-before="auto" style:column-width="111.86pt"/>
    </style:style>
    <style:style style:name="co42" style:family="table-column">
      <style:table-column-properties fo:break-before="auto" style:column-width="156.25pt"/>
    </style:style>
    <style:style style:name="co43" style:family="table-column">
      <style:table-column-properties fo:break-before="auto" style:column-width="89.6pt"/>
    </style:style>
    <style:style style:name="co44" style:family="table-column">
      <style:table-column-properties fo:break-before="auto" style:column-width="108.34pt"/>
    </style:style>
    <style:style style:name="co45" style:family="table-column">
      <style:table-column-properties fo:break-before="auto" style:column-width="134.05pt"/>
    </style:style>
    <style:style style:name="co46" style:family="table-column">
      <style:table-column-properties fo:break-before="auto" style:column-width="15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hone_20_no.">
      <style:table-properties table:display="true" style:writing-mode="lr-tb"/>
    </style:style>
    <style:style style:name="ta2" style:family="table" style:master-page-name="PageStyle_5f_Create_20_ac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Menu">
      <style:table-properties table:display="true" style:writing-mode="lr-tb"/>
    </style:style>
    <style:style style:name="ta5" style:family="table" style:master-page-name="PageStyle_5f_Parcel">
      <style:table-properties table:display="true" style:writing-mode="lr-tb"/>
    </style:style>
    <style:style style:name="ta6" style:family="table" style:master-page-name="PageStyle_5f_Payment">
      <style:table-properties table:display="true" style:writing-mode="lr-tb"/>
    </style:style>
    <style:style style:name="ta7" style:family="table" style:master-page-name="PageStyle_5f_Settings">
      <style:table-properties table:display="true" style:writing-mode="lr-tb"/>
    </style:style>
    <style:style style:name="ta8" style:family="table" style:master-page-name="PageStyle_5f_Book_20_rid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dd7e6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bold" style:font-size-asian="13pt" style:font-style-asian="italic" style:font-weight-asian="bold" style:font-name-complex="Arial" style:font-size-complex="13pt" style:font-style-complex="italic" style:font-weight-complex="bold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hone no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ost condi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3" office:value-type="string" calcext:value-type="string">
            <text:p>Check phone no.with valid credentials</text:p>
          </table:table-cell>
          <table:table-cell table:style-name="ce3" office:value-type="string" calcext:value-type="string">
            <text:p>1)Mobile app. is in working condition <text:s text:c="54"/>2)Internet is working</text:p>
          </table:table-cell>
          <table:table-cell table:style-name="ce3" office:value-type="string" calcext:value-type="string">
            <text:p>1)Open Rapido app. <text:s text:c="22"/>2)Enter valid phone no.</text:p>
          </table:table-cell>
          <table:table-cell table:style-name="ce2" office:value-type="string" calcext:value-type="string">
            <text:p>Enter:9925345024</text:p>
          </table:table-cell>
          <table:table-cell table:style-name="ce3" office:value-type="string" calcext:value-type="string">
            <text:p>1)OTP should be sent to entered phone no. <text:s text:c="56"/>2)OTP should be auto-filled <text:s text:c="43"/>3)If user is already registered then home page should be displayed <text:s text:c="54"/>4)If user is not registered then a/c creation page should be displayed(Entering name and selecting gender) <text:s text:c="64"/>5)If OTP not sent in 30 seconds then user should be able to click on 'Resend otp' / Send via Whatsapp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Check phone no.with less than 10 digits</text:p>
          </table:table-cell>
          <table:table-cell table:style-name="ce3" office:value-type="string" calcext:value-type="string">
            <text:p>1)Mobile app. is in working condition <text:s text:c="54"/>2)Internet is working</text:p>
          </table:table-cell>
          <table:table-cell table:style-name="ce3" office:value-type="string" calcext:value-type="string">
            <text:p>1)Open rapido app. <text:s text:c="26"/>2)Enter less than 10 digits phone no.</text:p>
          </table:table-cell>
          <table:table-cell table:style-name="ce2" office:value-type="string" calcext:value-type="string">
            <text:p>enter:992534507</text:p>
          </table:table-cell>
          <table:table-cell table:style-name="ce3" office:value-type="string" calcext:value-type="string">
            <text:p>1)The next button should not be highlight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Try entering phone no. of more than 10 digits</text:p>
          </table:table-cell>
          <table:table-cell table:style-name="ce3" office:value-type="string" calcext:value-type="string">
            <text:p>1)Mobile app. is in working condition <text:s text:c="54"/>2)Internet is working</text:p>
          </table:table-cell>
          <table:table-cell table:style-name="ce3" office:value-type="string" calcext:value-type="string">
            <text:p>1)Open rapido app. <text:s text:c="26"/>2)Enter more than 10 digits phone no.</text:p>
          </table:table-cell>
          <table:table-cell table:style-name="ce2" office:value-type="string" calcext:value-type="string">
            <text:p>Enter:99254636251</text:p>
          </table:table-cell>
          <table:table-cell table:style-name="ce3" office:value-type="string" calcext:value-type="string">
            <text:p>1)User should not be able to enter more than 10 digits <text:s text:c="40"/>2)Next button should be highlighted <text:s text:c="59"/>3)OTP verification page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2" office:value-type="string" calcext:value-type="string">
            <text:p>Try entering invalid phone no.</text:p>
          </table:table-cell>
          <table:table-cell table:style-name="ce3" office:value-type="string" calcext:value-type="string">
            <text:p>1)Mobile app. is in working condition <text:s text:c="54"/>2)Internet is working</text:p>
          </table:table-cell>
          <table:table-cell table:style-name="ce3" office:value-type="string" calcext:value-type="string">
            <text:p>1)Open rapido app. <text:s text:c="26"/>2)Enter invalid phone no.</text:p>
          </table:table-cell>
          <table:table-cell table:style-name="ce2" office:value-type="string" calcext:value-type="string">
            <text:p>Enter:4885666855</text:p>
          </table:table-cell>
          <table:table-cell table:style-name="ce3" office:value-type="string" calcext:value-type="string">
            <text:p>1)Error msg. of "cannot log in" with two options of 'get help' and 'try again' should be displayed <text:s text:c="26"/>2)Get help option should redirect user to FAQ page <text:s text:c="48"/>3)Try again option should enable user to re enter phone no.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2" office:value-type="string" calcext:value-type="string">
            <text:p>Verify OTP timeout functionality</text:p>
          </table:table-cell>
          <table:table-cell table:style-name="ce3" office:value-type="string" calcext:value-type="string">
            <text:p>1)Mobile app. is in working condition <text:s text:c="54"/>2)Internet is working</text:p>
          </table:table-cell>
          <table:table-cell table:style-name="ce3" office:value-type="string" calcext:value-type="string">
            <text:p>1)Open Rapido app. <text:s text:c="49"/>2)Enter valid phone no. <text:s text:c="52"/>3)Don't enter the otp within the time limit</text:p>
          </table:table-cell>
          <table:table-cell table:style-name="ce2" office:value-type="string" calcext:value-type="string">
            <text:p>Enter:9925345034</text:p>
          </table:table-cell>
          <table:table-cell table:style-name="ce3" office:value-type="string" calcext:value-type="string">
            <text:p>1)Resend otp should count down to 30 seconds <text:s text:c="84"/>2)User should be able to click on 'Resend OTP" after 30 seconds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2" office:value-type="string" calcext:value-type="string">
            <text:p>Try entering wrong OTP</text:p>
          </table:table-cell>
          <table:table-cell table:style-name="ce3" office:value-type="string" calcext:value-type="string">
            <text:p>1)Mobile app. is in working condition <text:s text:c="54"/>2)Internet is working</text:p>
          </table:table-cell>
          <table:table-cell table:style-name="ce3" office:value-type="string" calcext:value-type="string">
            <text:p>1)Open Rapido app. <text:s text:c="49"/>2)Enter valid phone no. <text:s text:c="52"/>3)Enter wrong OTP</text:p>
          </table:table-cell>
          <table:table-cell table:style-name="ce2" office:value-type="string" calcext:value-type="string">
            <text:p>Enter:9925345035</text:p>
          </table:table-cell>
          <table:table-cell table:style-name="ce3" office:value-type="string" calcext:value-type="string">
            <text:p>1)User should get an error msg. of incorrect otp <text:s text:c="49"/>2)User should not be redirected to the next page of entering name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e ac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ost condi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3" office:value-type="string" calcext:value-type="string">
            <text:p>Try to create a/c with rapido in mandatory data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8"/>2)Enter your phone no. <text:s text:c="47"/>3)Verification with OTP <text:s text:c="51"/>4)Enter name and gender</text:p>
          </table:table-cell>
          <table:table-cell table:style-name="ce3" office:value-type="string" calcext:value-type="string">
            <text:p>Enter:Name-Ankita <text:s text:c="31"/>Gender-Female</text:p>
          </table:table-cell>
          <table:table-cell table:style-name="ce3" office:value-type="string" calcext:value-type="string">
            <text:p>1)User should get a asking for permission msg. for notifications and on ride alerts with allow and maybe,later options <text:s text:c="34"/>2)After clicking on either of the options,user should be redirected to home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Try to create a/c in rapido without filling name and selecting gender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8"/>2)Enter your phone no. <text:s text:c="47"/>3)Verification with OTP <text:s text:c="51"/>4)Leave the name and the gender field empty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The "Next" button should not be enabled <text:s text:c="53"/>2)User's a/c should not be creat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Try to create a/c with only filling name field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8"/>2)Enter your phone no. <text:s text:c="47"/>3)Verification with OTP <text:s text:c="51"/>4)Enter name and gender</text:p>
          </table:table-cell>
          <table:table-cell table:style-name="ce2" office:value-type="string" calcext:value-type="string">
            <text:p>Enter:Name-Ankita <text:s text:c="30"/></text:p>
          </table:table-cell>
          <table:table-cell table:style-name="ce3" office:value-type="string" calcext:value-type="string">
            <text:p>1)The "Next" button should not be enabled <text:s text:c="53"/>2)User's a/c should not be creat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3" office:value-type="string" calcext:value-type="string">
            <text:p>Try to create a/c with only selecting gender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8"/>2)Enter your phone no. <text:s text:c="47"/>3)Verification with OTP <text:s text:c="51"/>4)Enter name and gender</text:p>
          </table:table-cell>
          <table:table-cell table:style-name="ce3" office:value-type="string" calcext:value-type="string">
            <text:p>Select:Gender-Female</text:p>
          </table:table-cell>
          <table:table-cell table:style-name="ce3" office:value-type="string" calcext:value-type="string">
            <text:p>1)The "Next" button should not be enabled <text:s text:c="53"/>2)User's a/c should not be creat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3" office:value-type="string" calcext:value-type="string">
            <text:p>Try entering numerics/special characters in name field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8"/>2)Enter your phone no. <text:s text:c="47"/>3)Verification with OTP <text:s text:c="51"/>4)Enter name and gender</text:p>
          </table:table-cell>
          <table:table-cell table:style-name="ce2" office:value-type="string" calcext:value-type="string">
            <text:p>Enter:974h49i$@&amp;</text:p>
          </table:table-cell>
          <table:table-cell table:style-name="ce3" office:value-type="string" calcext:value-type="string">
            <text:p>1)User should get an error msg.of "No special characters are allowed" <text:s text:c="65"/>2)Next button should not be enabl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3" office:value-type="string" calcext:value-type="string">
            <text:p>Try selecting more than one gender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8"/>2)Enter your phone no. <text:s text:c="47"/>3)Verification with OTP <text:s text:c="51"/>4)Enter name and gender</text:p>
          </table:table-cell>
          <table:table-cell table:style-name="ce2" office:value-type="string" calcext:value-type="string">
            <text:p>Select:Male &amp; female</text:p>
          </table:table-cell>
          <table:table-cell table:style-name="ce3" office:value-type="string" calcext:value-type="string">
            <text:p>User should not be able to select more than one gend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e" table:style-name="ta3"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ost condi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ame:</text:p>
          </table:table-cell>
          <table:table-cell table:style-name="ce7"/>
          <table:table-cell table:style-name="ce8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3" office:value-type="string" calcext:value-type="string">
            <text:p>Try saving first and last name in alphabets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the first name <text:s text:c="56"/>5)Click on save changes</text:p>
          </table:table-cell>
          <table:table-cell table:style-name="ce3" office:value-type="string" calcext:value-type="string">
            <text:p>Enter:First name-Ankita <text:s text:c="29"/>Last name-Parmar</text:p>
          </table:table-cell>
          <table:table-cell table:style-name="ce3" office:value-type="string" calcext:value-type="string">
            <text:p>1)Name should be saved <text:s text:c="38"/>2)It should be displayed in the name section of profile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Try saving name by entering only first name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the first name <text:s text:c="56"/>5)Click on save changes</text:p>
          </table:table-cell>
          <table:table-cell table:style-name="ce2" office:value-type="string" calcext:value-type="string">
            <text:p>Enter:First name-Ankita <text:s text:c="29"/>Last name-Parmar</text:p>
          </table:table-cell>
          <table:table-cell table:style-name="ce3" office:value-type="string" calcext:value-type="string">
            <text:p>1)Name should be saved <text:s text:c="38"/>2)It should be displayed in the name section of profile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Try saving name by entering only last name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the last name <text:s text:c="56"/>5)Click on save changes</text:p>
          </table:table-cell>
          <table:table-cell table:style-name="ce2" office:value-type="string" calcext:value-type="string">
            <text:p>Enter:Last name-Parmar <text:s text:c="29"/></text:p>
          </table:table-cell>
          <table:table-cell table:style-name="ce3" office:value-type="string" calcext:value-type="string">
            <text:p>1)Error msg.of "First name can't be empty" should be displayed <text:s text:c="33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3" office:value-type="string" calcext:value-type="string">
            <text:p>Try to enter numerics/Special characters in both the fields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numerics/sp.characters in both fields <text:s text:c="56"/>5)Click on save changes</text:p>
          </table:table-cell>
          <table:table-cell table:style-name="ce3" office:value-type="string" calcext:value-type="string">
            <text:p>Enter:First name-764376 <text:s text:c="24"/>Last name-65745</text:p>
          </table:table-cell>
          <table:table-cell table:style-name="ce3" office:value-type="string" calcext:value-type="string">
            <text:p>1)Error msg. of "No special characers allowed" should be displayed in both the fields <text:s text:c="17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3" office:value-type="string" calcext:value-type="string">
            <text:p>Enter first name in alphabets and last name in numerics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numerics/sp.characters in last name field and enter alphabets in first name field <text:s text:c="56"/>5)Click on save changes</text:p>
          </table:table-cell>
          <table:table-cell table:style-name="ce3" office:value-type="string" calcext:value-type="string">
            <text:p>Enter:First name-Ankita <text:s text:c="36"/>Last name-87574587</text:p>
          </table:table-cell>
          <table:table-cell table:style-name="ce3" office:value-type="string" calcext:value-type="string">
            <text:p>1)Error msg. of "No special characers allowed" should be displayed in last name field <text:s text:c="17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3" office:value-type="string" calcext:value-type="string">
            <text:p>Enter combination of alphabets and numerics in both the fields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combination of alphabets and numerics in both the fields <text:s text:c="54"/>5)Click on save changes</text:p>
          </table:table-cell>
          <table:table-cell table:style-name="ce3" office:value-type="string" calcext:value-type="string">
            <text:p>Enter:First name-Ank256 <text:s text:c="10"/>Last name-Par75</text:p>
          </table:table-cell>
          <table:table-cell table:style-name="ce3" office:value-type="string" calcext:value-type="string">
            <text:p>1)Error msg. of "No special characers allowed" should be displayed in both the fields <text:s text:c="17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7</text:p>
          </table:table-cell>
          <table:table-cell table:style-name="ce3" office:value-type="string" calcext:value-type="string">
            <text:p>Enter first name in alphabets and last name in combina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Name option <text:s text:c="41"/>4)Enter combination of alphabets and numerics in both the fields <text:s text:c="54"/>5)Click on save changes</text:p>
          </table:table-cell>
          <table:table-cell table:style-name="ce3" office:value-type="string" calcext:value-type="string">
            <text:p>Enter-First name-Ankita <text:s text:c="22"/>Last name-Par245</text:p>
          </table:table-cell>
          <table:table-cell table:style-name="ce3" office:value-type="string" calcext:value-type="string">
            <text:p>1)Error msg. of "No special characers allowed" should be displayed in last name field <text:s text:c="17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Email:</text:p>
          </table:table-cell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C_08</text:p>
          </table:table-cell>
          <table:table-cell table:style-name="ce2" office:value-type="string" calcext:value-type="string">
            <text:p>Enter a valid email address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ail option <text:s text:c="41"/>4)Enter valid email ID <text:s text:c="54"/>5)Click on save changes</text:p>
          </table:table-cell>
          <table:table-cell table:style-name="ce2" office:value-type="string" calcext:value-type="string">
            <text:p>Enter:abc@gmail.com</text:p>
          </table:table-cell>
          <table:table-cell table:style-name="ce3" office:value-type="string" calcext:value-type="string">
            <text:p>1)Changes should be saved <text:s text:c="49"/>2)Email id should be displayed in email section of profile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9</text:p>
          </table:table-cell>
          <table:table-cell table:style-name="ce2" office:value-type="string" calcext:value-type="string">
            <text:p>Enter invalid email id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ail option <text:s text:c="41"/>4)Enter invalid email ID <text:s text:c="54"/>5)Click on save changes</text:p>
          </table:table-cell>
          <table:table-cell table:style-name="ce2" office:value-type="string" calcext:value-type="string">
            <text:p>Enter:abc.com</text:p>
          </table:table-cell>
          <table:table-cell table:style-name="ce3" office:value-type="string" calcext:value-type="string">
            <text:p>1)Error msg. of "Please enter valid email address" should be displayed <text:s text:c="42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0</text:p>
          </table:table-cell>
          <table:table-cell table:style-name="ce3" office:value-type="string" calcext:value-type="string">
            <text:p>Enter valid email id already registered with a different mobile no.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ail option <text:s text:c="41"/>4)Enter valid email ID already registered with different phone no. <text:s text:c="54"/>5)Click on save changes</text:p>
          </table:table-cell>
          <table:table-cell table:style-name="ce2" office:value-type="string" calcext:value-type="string">
            <text:p>Enter-ANKITA@gmail.com</text:p>
          </table:table-cell>
          <table:table-cell table:style-name="ce3" office:value-type="string" calcext:value-type="string">
            <text:p>1)Error msg.of "Email already registerd with a different mobile number" should be displayed <text:s text:c="25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Gender:</text:p>
          </table:table-cell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C_11</text:p>
          </table:table-cell>
          <table:table-cell table:style-name="ce2" office:value-type="string" calcext:value-type="string">
            <text:p>Try selecting any one gender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gender option <text:s text:c="41"/>4)Select any gender <text:s text:c="54"/>5)Click on save changes</text:p>
          </table:table-cell>
          <table:table-cell table:style-name="ce2" office:value-type="string" calcext:value-type="string">
            <text:p>Select-Female</text:p>
          </table:table-cell>
          <table:table-cell table:style-name="ce3" office:value-type="string" calcext:value-type="string">
            <text:p>1)User should be able to select any gender <text:s text:c="41"/>2)Changes should be saved and displayed in the gender section of the profile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2</text:p>
          </table:table-cell>
          <table:table-cell table:style-name="ce3" office:value-type="string" calcext:value-type="string">
            <text:p>Try selecting more than one gender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gender option <text:s text:c="41"/>4)Try to select more than one gender <text:s text:c="51"/>5)Click on save changes</text:p>
          </table:table-cell>
          <table:table-cell table:style-name="ce2" office:value-type="string" calcext:value-type="string">
            <text:p>Select-Male,Female,Other</text:p>
          </table:table-cell>
          <table:table-cell table:style-name="ce3" office:value-type="string" calcext:value-type="string">
            <text:p>1)User should not be able to select more than one gender <text:s text:c="41"/>2)Changes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OB:</text:p>
          </table:table-cell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C_13</text:p>
          </table:table-cell>
          <table:table-cell table:style-name="ce3" office:value-type="string" calcext:value-type="string">
            <text:p>Try to type the DOB(Within range) in prescribed format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DOB option <text:s text:c="41"/>4)Click on the pen icon and type in DOB <text:s text:c="50"/>5)Click on OK</text:p>
          </table:table-cell>
          <table:table-cell table:style-name="ce2" office:value-type="string" calcext:value-type="string">
            <text:p>Enter-15/07/2013 <text:s text:c="23"/>Range-01/01/1900 <text:s/>to 17/07/2013</text:p>
          </table:table-cell>
          <table:table-cell table:style-name="ce3" office:value-type="string" calcext:value-type="string">
            <text:p>1)Set date should appear(18/07/2013) <text:s text:c="17"/>2)User should be able to type in DOB <text:s text:c="32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4</text:p>
          </table:table-cell>
          <table:table-cell table:style-name="ce3" office:value-type="string" calcext:value-type="string">
            <text:p>Try to write DOB (Out of Range)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DOB option <text:s text:c="41"/>4)Click on the pen icon and type in DOB <text:s text:c="50"/>5)Click on OK</text:p>
          </table:table-cell>
          <table:table-cell table:style-name="ce3" office:value-type="string" calcext:value-type="string">
            <text:p>Enter-01/01/1899 <text:s text:c="26"/>19/07/2013</text:p>
          </table:table-cell>
          <table:table-cell table:style-name="ce3" office:value-type="string" calcext:value-type="string">
            <text:p>1)Error msg.of "Out of Range" Should appear <text:s text:c="38"/>2)Date should not be sav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5</text:p>
          </table:table-cell>
          <table:table-cell table:style-name="ce3" office:value-type="string" calcext:value-type="string">
            <text:p>Try to type in DOB in Invalid format(mm/dd/yyyy)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DOB option <text:s text:c="41"/>4)Click on the pen icon and type in DOB <text:s text:c="50"/>5)Click on OK</text:p>
          </table:table-cell>
          <table:table-cell table:style-name="ce2" office:value-type="string" calcext:value-type="string">
            <text:p>Enter-12/30/2000</text:p>
          </table:table-cell>
          <table:table-cell table:style-name="ce3" office:value-type="string" calcext:value-type="string">
            <text:p>1)Error msg.of "Invalid format" should be displayed with suggestion of correct date format and an example <text:s/>2)Date should not be saved <text:s text:c="58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6</text:p>
          </table:table-cell>
          <table:table-cell table:style-name="ce3" office:value-type="string" calcext:value-type="string">
            <text:p>Try selecting date from the calender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DOB option <text:s text:c="41"/>4)Click on the pen icon and type in DOB <text:s text:c="50"/>5)Click on OK</text:p>
          </table:table-cell>
          <table:table-cell table:style-name="ce2" office:value-type="string" calcext:value-type="string">
            <text:p>Select-17/07/2013</text:p>
          </table:table-cell>
          <table:table-cell table:style-name="ce3" office:value-type="string" calcext:value-type="string">
            <text:p>1)DOB should be selected <text:s text:c="35"/>2)It should be shown in the DOB section of profil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Emergency contact:</text:p>
          </table:table-cell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C_17</text:p>
          </table:table-cell>
          <table:table-cell table:style-name="ce2" office:value-type="string" calcext:value-type="string">
            <text:p>Try 'search contact'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ergency contact option <text:s text:c="41"/>4)Click on search bar <text:s text:c="50"/></text:p>
          </table:table-cell>
          <table:table-cell table:style-name="ce2" office:value-type="string" calcext:value-type="string">
            <text:p>Enter:Ankita/7069503587</text:p>
          </table:table-cell>
          <table:table-cell table:style-name="ce3" office:value-type="string" calcext:value-type="string">
            <text:p>1)User should be able to search saved contacts by name/phone no. <text:s text:c="23"/>2)Suggestions should show up in a list as user types in name/phone no.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8</text:p>
          </table:table-cell>
          <table:table-cell table:style-name="ce3" office:value-type="string" calcext:value-type="string">
            <text:p>Try selecting emergency contact (upto 4 contacts)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ergency contact option <text:s text:c="41"/>4) Select contacts <text:s text:c="49"/></text:p>
          </table:table-cell>
          <table:table-cell table:style-name="ce2" office:value-type="string" calcext:value-type="string">
            <text:p>Select-any contact</text:p>
          </table:table-cell>
          <table:table-cell table:style-name="ce3" office:value-type="string" calcext:value-type="string">
            <text:p>1)List of contacts should be displayed and user should <text:s/>be able to select and save any contacts <text:s text:c="33"/>2)Emergency contact list should be displayed in profil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9</text:p>
          </table:table-cell>
          <table:table-cell table:style-name="ce3" office:value-type="string" calcext:value-type="string">
            <text:p>Try selecting emergency contacts (more than 4 contacts)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ergency contact option <text:s text:c="41"/>4) Select contacts <text:s text:c="49"/></text:p>
          </table:table-cell>
          <table:table-cell table:style-name="ce2" office:value-type="string" calcext:value-type="string">
            <text:p>Select-any 5 contacts</text:p>
          </table:table-cell>
          <table:table-cell table:style-name="ce3" office:value-type="string" calcext:value-type="string">
            <text:p>1)Error msg. of ''You cannot choose more than 4 emergency contacts,Remove atleast 1 contact to proceed" should be displayed <text:s text:c="27"/>2)Contacts should not be added in the emegency contact list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20</text:p>
          </table:table-cell>
          <table:table-cell table:style-name="ce3" office:value-type="string" calcext:value-type="string">
            <text:p>Try editing emergency contacts which are saved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the profile section <text:s text:c="28"/>4)Click on emergency contact option <text:s text:c="41"/>4) Edit contacts <text:s text:c="47"/></text:p>
          </table:table-cell>
          <table:table-cell table:style-name="ce3" office:value-type="string" calcext:value-type="string">
            <text:p>Try-deleting contacts/add new contact</text:p>
          </table:table-cell>
          <table:table-cell table:style-name="ce3" office:value-type="string" calcext:value-type="string">
            <text:p>1)User should be able to delete and add contacts from and to the emergency contact list(upto 4 contacts only) <text:s text:c="167"/>2)Updated contact list should be displayed in emergency contact section of proil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ost condi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2" office:value-type="string" calcext:value-type="string">
            <text:p>Verify Help op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Help'</text:p>
          </table:table-cell>
          <table:table-cell table:style-name="ce2" office:value-type="string" calcext:value-type="string">
            <text:p>Select:Help</text:p>
          </table:table-cell>
          <table:table-cell table:style-name="ce3" office:value-type="string" calcext:value-type="string">
            <text:p>1)User should get a list of Help topics with Frequently asked questions <text:s text:c="63"/>2)After choosing particular topic,user should be shown customer support option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2" office:value-type="string" calcext:value-type="string">
            <text:p>Verify "My rides" op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My rides'</text:p>
          </table:table-cell>
          <table:table-cell table:style-name="ce2" office:value-type="string" calcext:value-type="string">
            <text:p>Select:My rides</text:p>
          </table:table-cell>
          <table:table-cell table:style-name="ce3" office:value-type="string" calcext:value-type="string">
            <text:p>User should be shown all the past rides that was booked and completed as well as the ones that were booked and cancelled with their fares,captain info,date and tim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2" office:value-type="string" calcext:value-type="string">
            <text:p>Verify 'safety' op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Safety'</text:p>
          </table:table-cell>
          <table:table-cell table:style-name="ce2" office:value-type="string" calcext:value-type="string">
            <text:p>Slect:Safety</text:p>
          </table:table-cell>
          <table:table-cell table:style-name="ce3" office:value-type="string" calcext:value-type="string">
            <text:p>User should be shown all the safety policies of Rapido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2" office:value-type="string" calcext:value-type="string">
            <text:p>Verify 'refer and earn' op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Refer and earn'</text:p>
          </table:table-cell>
          <table:table-cell table:style-name="ce3" office:value-type="string" calcext:value-type="string">
            <text:p>Select:Refer and earn option</text:p>
          </table:table-cell>
          <table:table-cell table:style-name="ce3" office:value-type="string" calcext:value-type="string">
            <text:p>1)User should be able to invite friends to Rapido by clicking on 'Invite' and selecting the contacts from contact list <text:s text:c="153"/>2)User should be able to refer the app to other peopl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2" office:value-type="string" calcext:value-type="string">
            <text:p>Verify 'My rewards' op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My rewards'</text:p>
          </table:table-cell>
          <table:table-cell table:style-name="ce3" office:value-type="string" calcext:value-type="string">
            <text:p>Select:My rewards option</text:p>
          </table:table-cell>
          <table:table-cell table:style-name="ce3" office:value-type="string" calcext:value-type="string">
            <text:p>User should be able to see and collect the rewards(coins,vouchers)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2" office:value-type="string" calcext:value-type="string">
            <text:p>Verify 'power pass' option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Power pass" option</text:p>
          </table:table-cell>
          <table:table-cell table:style-name="ce3" office:value-type="string" calcext:value-type="string">
            <text:p>Select:Power pass option</text:p>
          </table:table-cell>
          <table:table-cell table:style-name="ce3" office:value-type="string" calcext:value-type="string">
            <text:p>1)Msg. of "Complete one ride to unlock your power pass" msg. should be displayed <text:s text:c="49"/>2)Subscription offers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7</text:p>
          </table:table-cell>
          <table:table-cell table:style-name="ce2" office:value-type="string" calcext:value-type="string">
            <text:p>Verify Rapido coins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Rapido coins"option</text:p>
          </table:table-cell>
          <table:table-cell table:style-name="ce2" office:value-type="string" calcext:value-type="string">
            <text:p>Select:Rapido coins</text:p>
          </table:table-cell>
          <table:table-cell table:style-name="ce3" office:value-type="string" calcext:value-type="string">
            <text:p>1)User should be able to apply coins towards bike ride fares as discounts if they habe enough coins <text:s text:c="10"/>2)User should be able to see all the coun transactions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8</text:p>
          </table:table-cell>
          <table:table-cell table:style-name="ce2" office:value-type="string" calcext:value-type="string">
            <text:p>Verify 'Claims'option(For bike)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Claims"option</text:p>
          </table:table-cell>
          <table:table-cell table:style-name="ce2" office:value-type="string" calcext:value-type="string">
            <text:p>Select: Claims option</text:p>
          </table:table-cell>
          <table:table-cell table:style-name="ce3" office:value-type="string" calcext:value-type="string">
            <text:p>1)Policy coverage info.should be displayed <text:s text:c="99"/>2)Claim procedure(Legal) and terms &amp; conditions should be displayed <text:s text:c="95"/>3)If profile details are not filled then error msg.of "Update missing profile details to claim your insurance" should be displayed <text:s text:c="148"/>4)User should be able to claim insurance for any ride by clicking on 'Claim Insurance' option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9</text:p>
          </table:table-cell>
          <table:table-cell table:style-name="ce2" office:value-type="string" calcext:value-type="string">
            <text:p>Verify 'Claims'option(For Auto&amp;cab)</text:p>
          </table:table-cell>
          <table:table-cell table:style-name="ce3" office:value-type="string" calcext:value-type="string">
            <text:p>1)Mobile app is in working condition <text:s text:c="38"/>2)Internet is working</text:p>
          </table:table-cell>
          <table:table-cell table:style-name="ce3" office:value-type="string" calcext:value-type="string">
            <text:p>1)Open the mobile app. <text:s text:c="16"/>2)Click on menu icon on top left corner of home page <text:s text:c="31"/>3)Click on 'Claims"option</text:p>
          </table:table-cell>
          <table:table-cell table:style-name="ce2" office:value-type="string" calcext:value-type="string">
            <text:p>Select: Claims option</text:p>
          </table:table-cell>
          <table:table-cell table:style-name="ce3" office:value-type="string" calcext:value-type="string">
            <text:p>1)User should be suggested to write an email to their email ID <text:s text:c="71"/>2)By clicking on 'Email us' button,It shoild redirect user to Gmail compose mail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cel" table:style-name="ta5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ost condition</text:p>
          </table:table-cell>
          <table:table-cell table:style-name="ce4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<text:span text:style-name="T1">Pick up/Drop off details</text:span><text:span text:style-name="T2">:</text:span></text:p>
          </table:table-cell>
          <table:table-cell table:style-name="ce9" table:number-columns-repeated="5"/>
          <table:table-cell table:style-name="ce11" table:number-columns-repeated="2"/>
          <table:table-cell table:style-name="ce12"/>
          <table:table-cell table:number-columns-repeated="1015"/>
        </table:table-row>
        <table:table-row table:style-name="ro1">
          <table:table-cell table:style-name="ce3" office:value-type="string" calcext:value-type="string">
            <text:p>TC_01</text:p>
          </table:table-cell>
          <table:table-cell table:style-name="ce3" office:value-type="string" calcext:value-type="string">
            <text:p>Enter pick up and drop off locations manually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pick up and drop off location manually</text:p>
          </table:table-cell>
          <table:table-cell table:style-name="ce3" office:value-type="string" calcext:value-type="string">
            <text:p>Enter:Pick up-Navyug society,Thaltej,Ahmedabad <text:s text:c="25"/>Drop off-Gandhinagar</text:p>
          </table:table-cell>
          <table:table-cell table:style-name="ce3" office:value-type="string" calcext:value-type="string">
            <text:p>1)User should be able to manually type in the address <text:s text:c="24"/>2)Suggestions of nearest location from the typed in address should be displayed as a list and user should be able to select location from that list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Enter random data(Letters,Numbers,Special characters)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pick up and drop off location manually</text:p>
          </table:table-cell>
          <table:table-cell table:style-name="ce3" office:value-type="string" calcext:value-type="string">
            <text:p>Enter:826637837, @#$4%, mdbjshjbh</text:p>
          </table:table-cell>
          <table:table-cell table:style-name="ce3" office:value-type="string" calcext:value-type="string">
            <text:p>1)If random numbers/letters are entered then either closest matching results or error msg. of "No result found" msg. should be displayed <text:s text:c="103"/>2)If special characters are entered then "No results found"error msg.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Try entering address of any place outside state/India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pick up/ drop off of outside India</text:p>
          </table:table-cell>
          <table:table-cell table:style-name="ce3" office:value-type="string" calcext:value-type="string">
            <text:p>Enter:Pick up/Drop off-Rajsthan/Lahore <text:s text:c="17"/></text:p>
          </table:table-cell>
          <table:table-cell table:style-name="ce3" office:value-type="string" calcext:value-type="string">
            <text:p>1)Error msg. of "We currently don't drop off at your current location" msg. should be displayed <text:s text:c="31"/>2)Parcel booking page should not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2" office:value-type="string" calcext:value-type="string">
            <text:p>Select location on map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Select location on map</text:p>
          </table:table-cell>
          <table:table-cell table:style-name="ce3" office:value-type="string" calcext:value-type="string">
            <text:p>Select:Nvyug society to TRP mall,Bopal</text:p>
          </table:table-cell>
          <table:table-cell table:style-name="ce3" office:value-type="string" calcext:value-type="string">
            <text:p>1)User should be asked to turn on the location <text:s text:c="29"/>2)After turning on the location , the pin should be on user's current location(default) and user should be able to manually set the location by moving the pin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3" office:value-type="string" calcext:value-type="string">
            <text:p>Click on "conform pickup/drop off details" after filling all the mendatory field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Set the location <text:s text:c="57"/>4)Enter Correct name and valid phone no. <text:s text:c="38"/>5)Click on Conform pick up/Drop off details</text:p>
          </table:table-cell>
          <table:table-cell table:style-name="ce3" office:value-type="string" calcext:value-type="string">
            <text:p>Enter:Location <text:s text:c="29"/>Name-Ankita <text:s text:c="34"/>Phone no.-7059503589</text:p>
          </table:table-cell>
          <table:table-cell table:style-name="ce3" office:value-type="string" calcext:value-type="string">
            <text:p>1)User's registerd phone no. and name should appear by default <text:s text:c="49"/>2)User should be able to change contact details either by selecting contact from contact list or by manually entering name and phone no. <text:s text:c="83"/>3)Book parcel page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3" office:value-type="string" calcext:value-type="string">
            <text:p>Leave out <text:s/>the mendatory details blank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Set the location <text:s text:c="75"/>5)Click on Conform pick up/Drop off details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Error msg. in Name and phone no. fields should be displayed <text:s text:c="40"/>2)Confirm pick up/drop off details button should not be enabl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7</text:p>
          </table:table-cell>
          <table:table-cell table:style-name="ce3" office:value-type="string" calcext:value-type="string">
            <text:p>Enter special characters in the name field and valid phone no.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Set the location <text:s text:c="73"/>4)Enter special ch/numerics in the name field <text:s text:c="90"/>5)Click on Conform pick up/Drop off details</text:p>
          </table:table-cell>
          <table:table-cell table:style-name="ce2" office:value-type="string" calcext:value-type="string">
            <text:p>Enter:Name-9843i48</text:p>
          </table:table-cell>
          <table:table-cell table:style-name="ce3" office:value-type="string" calcext:value-type="string">
            <text:p>1)Error msg. of "no special characters allowed" should be displayed in the name field <text:s text:c="33"/>2) Confirm pick up/drop off details button should not be enabl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8</text:p>
          </table:table-cell>
          <table:table-cell table:style-name="ce3" office:value-type="string" calcext:value-type="string">
            <text:p>Try confirming details with valid name and invalid phone no.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Set the location <text:s text:c="73"/>4)Enter name and phone no. <text:s text:c="88"/>5)Click on Conform pick up/Drop off details</text:p>
          </table:table-cell>
          <table:table-cell table:style-name="ce3" office:value-type="string" calcext:value-type="string">
            <text:p>Enter:Name-Ankita <text:s text:c="53"/>Phone no.-70684567/ 70476824567/.,.,............,</text:p>
          </table:table-cell>
          <table:table-cell table:style-name="ce3" office:value-type="string" calcext:value-type="string">
            <text:p>1)Error msg.of "Please provide a valid 10 digit phone no." should be displayed under the phone no. field <text:s text:c="20"/>2)Confirm pick up/drop off button should not be enabled <text:s text:c="37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9</text:p>
          </table:table-cell>
          <table:table-cell table:style-name="ce2" office:value-type="string" calcext:value-type="string">
            <text:p>Verify Switch button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Set the location <text:s text:c="73"/>4)Click on 'switch'</text:p>
          </table:table-cell>
          <table:table-cell table:style-name="ce2" office:value-type="string" calcext:value-type="string">
            <text:p>Ente:null</text:p>
          </table:table-cell>
          <table:table-cell table:style-name="ce3" office:value-type="string" calcext:value-type="string">
            <text:p>Pick up and drop off locations should be switch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Book parcel:</text:p>
          </table:table-cell>
          <table:table-cell table:style-name="ce2"/>
          <table:table-cell table:style-name="ce3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TC_10</text:p>
          </table:table-cell>
          <table:table-cell table:style-name="ce3" office:value-type="string" calcext:value-type="string">
            <text:p>Click on countinue after entering all the valid pickup and drop off detali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all pick up and drop of details correctly <text:s text:c="63"/>4)Click on continue</text:p>
          </table:table-cell>
          <table:table-cell table:style-name="ce3" office:value-type="string" calcext:value-type="string">
            <text:p>Enter:Name :Ankita Parmar <text:s text:c="19"/>Phone no.-7069503589 <text:s text:c="40"/>Location:Ahmedabad</text:p>
          </table:table-cell>
          <table:table-cell table:style-name="ce3" office:value-type="string" calcext:value-type="string">
            <text:p>1)Book parcel option should appear <text:s text:c="47"/>2)Pick up and drop off distance on map should be displayed <text:s text:c="62"/>3)Fare of parcel should be displayed correctly based on distance and weight <text:s text:c="45"/>4)Payment and coupon options should be displayed <text:s text:c="10"/>5)User should be able to book parcel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1</text:p>
          </table:table-cell>
          <table:table-cell table:style-name="ce3" office:value-type="string" calcext:value-type="string">
            <text:p>Try choosing different parcel delivery way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all pick up and drop of details correctly <text:s text:c="63"/>4)Click on continue <text:s text:c="44"/>5)Choose delivery mode</text:p>
          </table:table-cell>
          <table:table-cell table:style-name="ce3" office:value-type="string" calcext:value-type="string">
            <text:p>Select:Bike/3 Wheeler</text:p>
          </table:table-cell>
          <table:table-cell table:style-name="ce3" office:value-type="string" calcext:value-type="string">
            <text:p>1)User should be able to choose parcel delivery way based on weight/fare <text:s text:c="26"/>2)User should be able to book the parcel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2</text:p>
          </table:table-cell>
          <table:table-cell table:style-name="ce2" office:value-type="string" calcext:value-type="string">
            <text:p>Verify coupon option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all pick up and drop of details correctly <text:s text:c="63"/>4)Click on continue <text:s text:c="44"/>5)Check coupons for both the option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User should be able to see available coupons for both the option <text:s text:c="44"/>2)User should be able to apply coupons by entering coupon code/selecting available coupon <text:s text:c="96"/>3)Users should be able to use rapido coins <text:s text:c="71"/>4)After applying coupons/coins, discounted prices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3</text:p>
          </table:table-cell>
          <table:table-cell table:style-name="ce2" office:value-type="string" calcext:value-type="string">
            <text:p>Try selecting timing of paymen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27"/>2)Click on menu icon on the top left corner and choose parcel-send items option or Click on parcel option on home page <text:s text:c="38"/>3)Enter all pick up and drop of details correctly <text:s text:c="63"/>4)Click on continue <text:s text:c="46"/>5)Select Pay at pickup/drop</text:p>
          </table:table-cell>
          <table:table-cell table:style-name="ce2" office:value-type="string" calcext:value-type="string">
            <text:p>Select:Pickup/Drop</text:p>
          </table:table-cell>
          <table:table-cell table:style-name="ce3" office:value-type="string" calcext:value-type="string">
            <text:p>User should be able to select to pay at either pickup/drop off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yment" table:style-name="ta6">
        <table:table-column table:style-name="co34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39" table:default-cell-style-name="Default"/>
        <table:table-column table:style-name="co9" table:number-columns-repeated="1016" table:default-cell-style-name="Default"/>
        <table:table-row table:style-name="ro1">
          <table:table-cell table:style-name="ce13" office:value-type="string" calcext:value-type="string">
            <text:p>Test case ID</text:p>
          </table:table-cell>
          <table:table-cell table:style-name="ce13" office:value-type="string" calcext:value-type="string">
            <text:p>Test case description</text:p>
          </table:table-cell>
          <table:table-cell table:style-name="ce13" office:value-type="string" calcext:value-type="string">
            <text:p>Preconditions</text:p>
          </table:table-cell>
          <table:table-cell table:style-name="ce13" office:value-type="string" calcext:value-type="string">
            <text:p>Test steps</text:p>
          </table:table-cell>
          <table:table-cell table:style-name="ce13" office:value-type="string" calcext:value-type="string">
            <text:p>Test data</text:p>
          </table:table-cell>
          <table:table-cell table:style-name="ce13" office:value-type="string" calcext:value-type="string">
            <text:p>Expected result</text:p>
          </table:table-cell>
          <table:table-cell table:style-name="ce13" office:value-type="string" calcext:value-type="string">
            <text:p>Actual result</text:p>
          </table:table-cell>
          <table:table-cell table:style-name="ce13" office:value-type="string" calcext:value-type="string">
            <text:p>Post condition</text:p>
          </table:table-cell>
          <table:table-cell table:style-name="ce16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pan text:style-name="T1">Rapido wallet</text:span><text:span text:style-name="T2">: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3" office:value-type="string" calcext:value-type="string">
            <text:p>Try making payment for parcel when there is enough balance in the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3"/>2)Click on parcel option <text:s text:c="45"/>3)Enter pick up and drp off locations <text:s text:c="47"/>4)Click on countinue <text:s text:c="51"/>5)Click on payment option <text:s text:c="66"/>6)Select rapido wallet <text:s text:c="43"/>7)Make payment</text:p>
          </table:table-cell>
          <table:table-cell table:style-name="ce2" office:value-type="string" calcext:value-type="string">
            <text:p>Enter:100rs.</text:p>
          </table:table-cell>
          <table:table-cell table:style-name="ce3" office:value-type="string" calcext:value-type="string">
            <text:p>User should be able to make payment through rapido wallet <text:s text:c="64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Try making payment for parcel when there is not enough balance in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Click on parcel option <text:s text:c="45"/>3)Enter pick up and drp off locations <text:s text:c="47"/>4)Click on countinue <text:s text:c="51"/>5)Click on payment option <text:s text:c="66"/>6)Select rapido wallet <text:s text:c="43"/>7)Make payment</text:p>
          </table:table-cell>
          <table:table-cell table:style-name="ce2" office:value-type="string" calcext:value-type="string">
            <text:p>Enter:100rs.</text:p>
          </table:table-cell>
          <table:table-cell table:style-name="ce3" office:value-type="string" calcext:value-type="string">
            <text:p>User should get a pop up msg. of "low balance " <text:s text:c="13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Try making payment for auto/cab through rapido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auto/cab <text:s text:c="56"/>3)Click on cash <text:s text:c="38"/>4)Try to choose Rapido wallet from payment page</text:p>
          </table:table-cell>
          <table:table-cell table:style-name="ce2" office:value-type="string" calcext:value-type="string">
            <text:p>Pay:100rs</text:p>
          </table:table-cell>
          <table:table-cell table:style-name="ce3" office:value-type="string" calcext:value-type="string">
            <text:p>1)Wallet payment should not be enabled in the payment page <text:s text:c="77"/>2)Default msg. of "Pay directly to your captain through cash/upi" should be displayed at the top of the payment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2" office:value-type="string" calcext:value-type="string">
            <text:p>Try to add money to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3"/>2)Book parcel/book bike taxi <text:s text:c="43"/>3)Go to payment page <text:s text:c="43"/>4)Click on add money in rapido wallet</text:p>
          </table:table-cell>
          <table:table-cell table:style-name="ce2" office:value-type="string" calcext:value-type="string">
            <text:p>Enter:Rs.50</text:p>
          </table:table-cell>
          <table:table-cell table:style-name="ce3" office:value-type="string" calcext:value-type="string">
            <text:p>1)User should be redirected to payment options page <text:s text:c="73"/>2)User should be displayed all the options through which money can be transfered to wallet(UPI/Netbanking/Cards) <text:s text:c="110"/>3)User should be able to transfer the sum to rapido wallet through any of the availbale options <text:s text:c="75"/>4)Money transfer should be displayed in rapido wallet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3" office:value-type="string" calcext:value-type="string">
            <text:p>Try to add less than Rs.50 to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3"/>2)Book parcel/book bike taxi <text:s text:c="43"/>3)Go to payment page <text:s text:c="43"/>4)Click on add money in rapido wallet</text:p>
          </table:table-cell>
          <table:table-cell table:style-name="ce2" office:value-type="string" calcext:value-type="string">
            <text:p>Enter:Rs.20</text:p>
          </table:table-cell>
          <table:table-cell table:style-name="ce3" office:value-type="string" calcext:value-type="string">
            <text:p>1)"Add money button should disaapear <text:s text:c="61"/>2)Error msg. of "minimum recharge amt. is rs.50"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</text:p>
          </table:table-cell>
          <table:table-cell table:style-name="ce3" office:value-type="string" calcext:value-type="string">
            <text:p>Try to add more than Rs.999 to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3"/>2)Book parcel/book bike taxi <text:s text:c="43"/>3)Go to payment page <text:s text:c="43"/>4)Click on add money in rapido wallet</text:p>
          </table:table-cell>
          <table:table-cell table:style-name="ce2" office:value-type="string" calcext:value-type="string">
            <text:p>Enter:1000Rs.</text:p>
          </table:table-cell>
          <table:table-cell table:style-name="ce3" office:value-type="string" calcext:value-type="string">
            <text:p>1)User should not be able to add enter amount morathan Rs.999 in the field <text:s text:c="59"/>2)Pop up msg.of "Maximum amt. is Rs.999" Should be displayed <text:s text:c="70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7</text:p>
          </table:table-cell>
          <table:table-cell table:style-name="ce3" office:value-type="string" calcext:value-type="string">
            <text:p>Try to cancel payment while adding money to walle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2"/>2)Book parcel/book bike taxi <text:s text:c="43"/>3)Go to payment page <text:s text:c="43"/>4)Try to add money to wallet <text:s text:c="29"/>5)Cancel the payment</text:p>
          </table:table-cell>
          <table:table-cell table:style-name="ce2" office:value-type="string" calcext:value-type="string">
            <text:p>Enter:Rs.50</text:p>
          </table:table-cell>
          <table:table-cell table:style-name="ce3" office:value-type="string" calcext:value-type="string">
            <text:p>1)Wallet balance should remain unchanged <text:s text:c="68"/>2)User should be notified of failure through email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8</text:p>
          </table:table-cell>
          <table:table-cell table:style-name="ce3" office:value-type="string" calcext:value-type="string">
            <text:p>Check wallet status after adding money/paymen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3"/>2)Book parcel/book bike taxi <text:s text:c="43"/>3)Go to payment page <text:s text:c="43"/>4)Try to add/pay money to/from wallet <text:s text:c="25"/></text:p>
          </table:table-cell>
          <table:table-cell table:style-name="ce2" office:value-type="string" calcext:value-type="string">
            <text:p>Enter:Pay/add Rs.50</text:p>
          </table:table-cell>
          <table:table-cell table:style-name="ce3" office:value-type="string" calcext:value-type="string">
            <text:p>Wallet balance should adjusted automatically and displayed too the us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4" office:value-type="string" calcext:value-type="string">
            <text:p>Amazon pay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C_09</text:p>
          </table:table-cell>
          <table:table-cell table:style-name="ce3" office:value-type="string" calcext:value-type="string">
            <text:p>Try to link amazon pay with rapido 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3"/>2)Book parcel/book bike taxi <text:s text:c="43"/>3)Go to payment page <text:s text:c="29"/>4)Click on LINK in amazon pay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User's amazon pay a/c should be linked to rapido <text:s text:c="50"/>2)Balance in the amazon pay a/c should be displayed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0</text:p>
          </table:table-cell>
          <table:table-cell table:style-name="ce3" office:value-type="string" calcext:value-type="string">
            <text:p>Try to make payment through amazon pay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book bike taxi <text:s text:c="43"/>3)Go to payment page <text:s text:c="29"/>4)Make payment through amazon pay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User should be able to make payment and confirmation shoud be shown <text:s text:c="64"/>2)Amazon pay balance should be adjusted and displayed to the user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4" office:value-type="string" calcext:value-type="string">
            <text:p>UPI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C_11</text:p>
          </table:table-cell>
          <table:table-cell table:style-name="ce15" office:value-type="string" calcext:value-type="string">
            <text:p>Try to make payment through UPI 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book bike taxi <text:s text:c="43"/>3)Go to payment page <text:s text:c="29"/>4)Make payment through UPI</text:p>
          </table:table-cell>
          <table:table-cell table:style-name="ce2" office:value-type="string" calcext:value-type="string">
            <text:p>Enter:Rs.200</text:p>
          </table:table-cell>
          <table:table-cell table:style-name="ce3" office:value-type="string" calcext:value-type="string">
            <text:p>1)User should be able to choose any UPI app. to make payment <text:s text:c="64"/>2)User should be able to make payment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2</text:p>
          </table:table-cell>
          <table:table-cell table:style-name="ce3" office:value-type="string" calcext:value-type="string">
            <text:p>Try choosing more than one UPI app.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book bike taxi <text:s text:c="43"/>3)Go to payment page <text:s text:c="29"/>4)Try choosing more than one upi mode</text:p>
          </table:table-cell>
          <table:table-cell table:style-name="ce2" office:value-type="string" calcext:value-type="string">
            <text:p>Select:Gpay &amp; Whatsapp</text:p>
          </table:table-cell>
          <table:table-cell table:style-name="ce3" office:value-type="string" calcext:value-type="string">
            <text:p>1)User should not be able to select more than one UPI app. to make payment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TC_13</text:p>
          </table:table-cell>
          <table:table-cell table:style-name="ce2" office:value-type="string" calcext:value-type="string">
            <text:p>Check pay at drop option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book bike taxi <text:s text:c="43"/>3)Go to payment page <text:s text:c="29"/>4)Select Pay at drop option</text:p>
          </table:table-cell>
          <table:table-cell table:style-name="ce2" office:value-type="string" calcext:value-type="string">
            <text:p>Select: Pay at drop</text:p>
          </table:table-cell>
          <table:table-cell table:style-name="ce3" office:value-type="string" calcext:value-type="string">
            <text:p>This should enable user to pay by scanning QR code after rid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4</text:p>
          </table:table-cell>
          <table:table-cell table:style-name="ce2" office:value-type="string" calcext:value-type="string">
            <text:p>Try to link simpl with rapido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book bike taxi <text:s text:c="43"/>3)Go to payment page <text:s text:c="29"/>4)Try to link simpl by clicking on LINK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Users should be able to link their simpl a/c to rapido app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5</text:p>
          </table:table-cell>
          <table:table-cell table:style-name="ce3" office:value-type="string" calcext:value-type="string">
            <text:p>Click on LINK when not having simpl a/c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book bike taxi <text:s text:c="43"/>3)Go to payment page <text:s text:c="29"/>4)Try to link simpl by clicking on LINK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Error msg. of "You are not eligible to use this"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6</text:p>
          </table:table-cell>
          <table:table-cell table:style-name="ce2" office:value-type="string" calcext:value-type="string">
            <text:p>Try to choose "Cash" option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4"/>2)Book parcel/ride <text:s text:c="42"/>3)Go to payment page <text:s text:c="29"/>4)Select "Cash"</text:p>
          </table:table-cell>
          <table:table-cell table:style-name="ce2" office:value-type="string" calcext:value-type="string">
            <text:p>Select:Cash</text:p>
          </table:table-cell>
          <table:table-cell table:style-name="ce3" office:value-type="string" calcext:value-type="string">
            <text:p>User should be able to select cash mode of payment and pay cash to the captain after rid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ings" table:style-name="ta7">
        <table:table-column table:style-name="co28" table:default-cell-style-name="Default"/>
        <table:table-column table:style-name="co2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9" table:number-columns-repeated="1016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17" office:value-type="string" calcext:value-type="string">
            <text:p>Test case description</text:p>
          </table:table-cell>
          <table:table-cell table:style-name="ce17" office:value-type="string" calcext:value-type="string">
            <text:p>Preconditions</text:p>
          </table:table-cell>
          <table:table-cell table:style-name="ce17" office:value-type="string" calcext:value-type="string">
            <text:p>Test steps</text:p>
          </table:table-cell>
          <table:table-cell table:style-name="ce17" office:value-type="string" calcext:value-type="string">
            <text:p>Test data</text:p>
          </table:table-cell>
          <table:table-cell table:style-name="ce17" office:value-type="string" calcext:value-type="string">
            <text:p>Expected result</text:p>
          </table:table-cell>
          <table:table-cell table:style-name="ce17" office:value-type="string" calcext:value-type="string">
            <text:p>Actual result</text:p>
          </table:table-cell>
          <table:table-cell table:style-name="ce17" office:value-type="string" calcext:value-type="string">
            <text:p>Post condition</text:p>
          </table:table-cell>
          <table:table-cell table:style-name="ce18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14"/>
          <table:table-cell table:number-columns-repeated="1023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3" office:value-type="string" calcext:value-type="string">
            <text:p>Try adding locations to favourite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9"/>2)Navigate to settings <text:s text:c="45"/>3)Click on favourites <text:s text:c="37"/>4)Add favourite locations</text:p>
          </table:table-cell>
          <table:table-cell table:style-name="ce3" office:value-type="string" calcext:value-type="string">
            <text:p>Enter:Nehru nagar,Ahmedabad</text:p>
          </table:table-cell>
          <table:table-cell table:style-name="ce3" office:value-type="string" calcext:value-type="string">
            <text:p>1)User should be able to add location that are frequently visited for quick access under different names(Home,work,college etc) <text:s text:c="47"/>2)Added location should be displayed on favourites page <text:s text:c="52"/>3)After saving the location , a message of adding the location to home screen should be displayed. By touching and holding the widget,the location should be added to home screen for easy access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Try adding different location under same name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9"/>2)Navigate to settings <text:s text:c="45"/>3)Click on favourites <text:s text:c="37"/>4)Add favourite locations</text:p>
          </table:table-cell>
          <table:table-cell table:style-name="ce3" office:value-type="string" calcext:value-type="string">
            <text:p>Enter:Nehru nagar,Ahmedabad(Home) <text:s text:c="42"/>Iskon cross road(Home)</text:p>
          </table:table-cell>
          <table:table-cell table:style-name="ce3" office:value-type="string" calcext:value-type="string">
            <text:p>1)Error msg. of "Home already exists. Choose a different name for this location" should be displayed <text:s text:c="29"/>2)Location should not be added to favourites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Try adding same locations under different name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9"/>2)Navigate to settings <text:s text:c="45"/>3)Click on favourites <text:s text:c="37"/>4)Add favourite locations</text:p>
          </table:table-cell>
          <table:table-cell table:style-name="ce3" office:value-type="string" calcext:value-type="string">
            <text:p>Enter:Gandhinagar(Home) <text:s text:c="30"/>Gandhinagar(College)</text:p>
          </table:table-cell>
          <table:table-cell table:style-name="ce3" office:value-type="string" calcext:value-type="string">
            <text:p>1)Locations should be added to favourites and displayed on the favourites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3" office:value-type="string" calcext:value-type="string">
            <text:p>Check logout 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9"/>2)Navigate to settings <text:s text:c="45"/>3)Click on logout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User should get a conformation msg.of "Are you sure you want to logout?" <text:s text:c="69"/>2)By clicking on logout , user's a/c should be logged out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2" office:value-type="string" calcext:value-type="string">
            <text:p>Check delete a/c option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9"/>2)Navigate to settings <text:s text:c="45"/>3)Click on Delete a/c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1)User should get displayed options of reason to delete a/c <text:s text:c="93"/>2)Upon submitting the the reason,user's a/c should get deleted and get the conformation msg of "Your a/c has been successfully deactivated"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6 </text:p>
          </table:table-cell>
          <table:table-cell table:style-name="ce3" office:value-type="string" calcext:value-type="string">
            <text:p>Try selecting multiple reasons for deleting a/c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9"/>2)Navigate to settings <text:s text:c="45"/>3)Click on Delete a/c <text:s text:c="45"/>4)Try selecting more than one reason</text:p>
          </table:table-cell>
          <table:table-cell table:style-name="ce3" office:value-type="string" calcext:value-type="string">
            <text:p>Select:Multiple reasons</text:p>
          </table:table-cell>
          <table:table-cell table:style-name="ce3" office:value-type="string" calcext:value-type="string">
            <text:p>1)User should not be able to select more than one reason from the available reasons <text:s text:c="52"/>2)User should be able to type in the reason to delete the a/c in the field 'other' at the bottom of the pag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ok ride" table:style-name="ta8">
        <table:table-column table:style-name="co10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9" table:number-columns-repeated="1016" table:default-cell-style-name="Default"/>
        <table:table-row table:style-name="ro1">
          <table:table-cell table:style-name="ce17" office:value-type="string" calcext:value-type="string">
            <text:p>Test case ID</text:p>
          </table:table-cell>
          <table:table-cell table:style-name="ce17" office:value-type="string" calcext:value-type="string">
            <text:p>Test case description</text:p>
          </table:table-cell>
          <table:table-cell table:style-name="ce17" office:value-type="string" calcext:value-type="string">
            <text:p>Preconditions</text:p>
          </table:table-cell>
          <table:table-cell table:style-name="ce17" office:value-type="string" calcext:value-type="string">
            <text:p>Test steps</text:p>
          </table:table-cell>
          <table:table-cell table:style-name="ce17" office:value-type="string" calcext:value-type="string">
            <text:p>Test data</text:p>
          </table:table-cell>
          <table:table-cell table:style-name="ce17" office:value-type="string" calcext:value-type="string">
            <text:p>Expected result</text:p>
          </table:table-cell>
          <table:table-cell table:style-name="ce17" office:value-type="string" calcext:value-type="string">
            <text:p>Actual result</text:p>
          </table:table-cell>
          <table:table-cell table:style-name="ce17" office:value-type="string" calcext:value-type="string">
            <text:p>Post condition</text:p>
          </table:table-cell>
          <table:table-cell table:style-name="ce18"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C_01</text:p>
          </table:table-cell>
          <table:table-cell table:style-name="ce3" office:value-type="string" calcext:value-type="string">
            <text:p>Try booking a ride with correct pick up and drop off location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1"/>2)Enter locations in the location field at top navigation bar <text:s text:c="41"/>3)Book ride</text:p>
          </table:table-cell>
          <table:table-cell table:style-name="ce3" office:value-type="string" calcext:value-type="string">
            <text:p>Enter:pick up-Iskon cross road <text:s text:c="28"/>Drop off-Gandhinagar</text:p>
          </table:table-cell>
          <table:table-cell table:style-name="ce3" office:value-type="string" calcext:value-type="string">
            <text:p>1)User should get suggestions of locations while typing locations in both the fields <text:s text:c="47"/>2)User should be able to select location from the suggestions <text:s text:c="68"/>3)Upon entering both locations correctly,User should be redirected to "book ride" page <text:s text:c="33"/>4)User should be displayed different option(Auto,bike,cab economy,cab premium,cab XL) with their relative fares <text:s text:c="149"/>5)User should be able to select any option and book the rid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2</text:p>
          </table:table-cell>
          <table:table-cell table:style-name="ce3" office:value-type="string" calcext:value-type="string">
            <text:p>Try booking a ride without entering pick up and drop off location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1"/>2)Leave out both the fields empty <text:s text:c="52"/>3)Try to book the ride</text:p>
          </table:table-cell>
          <table:table-cell table:style-name="ce2" office:value-type="string" calcext:value-type="string">
            <text:p>Enter:null</text:p>
          </table:table-cell>
          <table:table-cell table:style-name="ce3" office:value-type="string" calcext:value-type="string">
            <text:p>User should not be redirected to "Book ride" page <text:s text:c="89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3</text:p>
          </table:table-cell>
          <table:table-cell table:style-name="ce3" office:value-type="string" calcext:value-type="string">
            <text:p>Enter only pick up location and leave drop off empty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1"/>2)Enter pick up location <text:s text:c="51"/>3)Try to book the ride</text:p>
          </table:table-cell>
          <table:table-cell table:style-name="ce3" office:value-type="string" calcext:value-type="string">
            <text:p>Enter:pick up-Iskon cross road <text:s text:c="26"/></text:p>
          </table:table-cell>
          <table:table-cell table:style-name="ce3" office:value-type="string" calcext:value-type="string">
            <text:p>User should not be redirected to "Book ride" page <text:s text:c="89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4</text:p>
          </table:table-cell>
          <table:table-cell table:style-name="ce3" office:value-type="string" calcext:value-type="string">
            <text:p>Enter only drop off location and leave pick up empty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1"/>2)Enter drop off location <text:s text:c="51"/>3)Try to book the ride</text:p>
          </table:table-cell>
          <table:table-cell table:style-name="ce3" office:value-type="string" calcext:value-type="string">
            <text:p>Enter:Drop off-Gandhinagar</text:p>
          </table:table-cell>
          <table:table-cell table:style-name="ce3" office:value-type="string" calcext:value-type="string">
            <text:p>User should not be redirected to "Book ride" page <text:s text:c="89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5</text:p>
          </table:table-cell>
          <table:table-cell table:style-name="ce2" office:value-type="string" calcext:value-type="string">
            <text:p>Try setting locations on map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51"/>2)Set pick up and drop off location on the map <text:s text:c="51"/>3)Try to book the ride</text:p>
          </table:table-cell>
          <table:table-cell table:style-name="ce3" office:value-type="string" calcext:value-type="string">
            <text:p>Set:Iskon cross road <text:s text:c="32"/>Gandhinagar</text:p>
          </table:table-cell>
          <table:table-cell table:style-name="ce3" office:value-type="string" calcext:value-type="string">
            <text:p>1)User should be displayed a page of asking for permission to turn on the location <text:s text:c="42"/>2)After turning on location,user should be able to select the location on the map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C_06</text:p>
          </table:table-cell>
          <table:table-cell table:style-name="ce3" office:value-type="string" calcext:value-type="string">
            <text:p>Enter random numbers/special characters in both the field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60"/>2)Enter random no./sp.ch. in pick up and drop off locations <text:s text:c="37"/></text:p>
          </table:table-cell>
          <table:table-cell table:style-name="ce2" office:value-type="string" calcext:value-type="string">
            <text:p>Enter:9837479$#</text:p>
          </table:table-cell>
          <table:table-cell table:style-name="ce3" office:value-type="string" calcext:value-type="string">
            <text:p>User should be shown the msg. of "No results found"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7</text:p>
          </table:table-cell>
          <table:table-cell table:style-name="ce3" office:value-type="string" calcext:value-type="string">
            <text:p>Enter random letters in both the field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60"/>2)Enter random random letters in pick up and drop off locations <text:s text:c="37"/></text:p>
          </table:table-cell>
          <table:table-cell table:style-name="ce2" office:value-type="string" calcext:value-type="string">
            <text:p>Enter:gdhgft</text:p>
          </table:table-cell>
          <table:table-cell table:style-name="ce3" office:value-type="string" calcext:value-type="string">
            <text:p>Random location suggestions should be displayed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8</text:p>
          </table:table-cell>
          <table:table-cell table:style-name="ce3" office:value-type="string" calcext:value-type="string">
            <text:p>Try changing drop offlocation after booking a ride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81"/>2)Book the ride <text:s text:c="71"/>3)Change the destination after booking the ride</text:p>
          </table:table-cell>
          <table:table-cell table:style-name="ce2" office:value-type="string" calcext:value-type="string">
            <text:p>Enter: Gandhinagar</text:p>
          </table:table-cell>
          <table:table-cell table:style-name="ce3" office:value-type="string" calcext:value-type="string">
            <text:p>User should be able to change the drop off location after booking the rid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09</text:p>
          </table:table-cell>
          <table:table-cell table:style-name="ce3" office:value-type="string" calcext:value-type="string">
            <text:p>Verify that booking can be cancelled before ride starts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8"/>3)Cancel the ride </text:p>
          </table:table-cell>
          <table:table-cell table:style-name="ce3" office:value-type="string" calcext:value-type="string">
            <text:p>Enter:Gandhinager <text:s text:c="29"/>Change to:Ahmedabad</text:p>
          </table:table-cell>
          <table:table-cell table:style-name="ce3" office:value-type="string" calcext:value-type="string">
            <text:p>User should be able to cancel the ride after booking <text:s text:c="25"/>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0</text:p>
          </table:table-cell>
          <table:table-cell table:style-name="ce3" office:value-type="string" calcext:value-type="string">
            <text:p>Verify captain details are shown after booking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6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ser should be shown name and phone no.of the captain as well as Licence plate number of the vehicl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1</text:p>
          </table:table-cell>
          <table:table-cell table:style-name="ce3" office:value-type="string" calcext:value-type="string">
            <text:p>Verify that current location of the captain is shown to the user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6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ser should be shown real time location of the captain on the map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2</text:p>
          </table:table-cell>
          <table:table-cell table:style-name="ce3" office:value-type="string" calcext:value-type="string">
            <text:p>Verify the code generated after confirming the ride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6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A verification OTP should be sent to the user on ride conformation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3</text:p>
          </table:table-cell>
          <table:table-cell table:style-name="ce3" office:value-type="string" calcext:value-type="string">
            <text:p>Verify until the ride is confirmed, appropriate msg. is displayed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6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ntil the ride is confirmed,use should be displayed msg.of "Busier than usual"/"Thank you for waiting"/We'll connect you with the captain shortly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4</text:p>
          </table:table-cell>
          <table:table-cell table:style-name="ce2" office:value-type="string" calcext:value-type="string">
            <text:p>Verify live ride status update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6"/>3)Verify the OTP with the captain <text:s text:c="53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ser should be able to see the real time update of the ride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5</text:p>
          </table:table-cell>
          <table:table-cell table:style-name="ce3" office:value-type="string" calcext:value-type="string">
            <text:p>Try sending ride details with emergency contact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<text:s text:c="66"/>3)Verify the OTP with the captain <text:s text:c="53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ser should be able to send the ride location to their saved emergency contacts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6</text:p>
          </table:table-cell>
          <table:table-cell table:style-name="ce2" office:value-type="string" calcext:value-type="string">
            <text:p>Verify payment for ride(Bike)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(bike taxi) <text:s text:c="65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ser should be able to pay for bike fare through UPI,Rapido wallet, Amazon pay,Simpl or in cash 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C_17</text:p>
          </table:table-cell>
          <table:table-cell table:style-name="ce3" office:value-type="string" calcext:value-type="string">
            <text:p>Verify payment for ride(Auto,cab)</text:p>
          </table:table-cell>
          <table:table-cell table:style-name="ce3" office:value-type="string" calcext:value-type="string">
            <text:p>1)Mobile app. is in working condition <text:s text:c="39"/>2)Internet is working</text:p>
          </table:table-cell>
          <table:table-cell table:style-name="ce3" office:value-type="string" calcext:value-type="string">
            <text:p>1)Open the app. <text:s text:c="44"/>2)Book the ride (Auto/Cab) <text:s text:c="60"/></text:p>
          </table:table-cell>
          <table:table-cell table:style-name="ce3" office:value-type="string" calcext:value-type="string">
            <text:p>Enter:Iskon cross road to Gandhinagar</text:p>
          </table:table-cell>
          <table:table-cell table:style-name="ce3" office:value-type="string" calcext:value-type="string">
            <text:p>User should get a msg.of 'Pay directly to your captain through cash or UPI'</text:p>
          </table:table-cell>
          <table:table-cell table:style-name="ce2" office:value-type="string" calcext:value-type="string">
            <text:p>Same as expected</text:p>
          </table:table-cell>
          <table:table-cell table:style-name="ce2" office:value-type="string" calcext:value-type="string">
            <text:p>Pass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hone_20_no." style:display-name="PageStyle_Phone no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ac" style:display-name="PageStyle_Create 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" style:display-name="PageStyle_Pro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cel" style:display-name="PageStyle_Parc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" style:display-name="PageStyle_Pay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ok_20_ride" style:display-name="PageStyle_Book ri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826" meta:object-count="0"/>
    <meta:generator>LibreOfficeDev/6.0.5.2$Linux_X86_64 LibreOffice_project/</meta:generator>
  </office:meta>
</office:document-meta>
</file>